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001 data.B1:data.B1 data.B2:data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9.64997" calcext:value-type="float">
            <text:p>-39,64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2.29998" calcext:value-type="float">
            <text:p>-32,29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.6" calcext:value-type="float">
            <text:p>-12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3.29999" calcext:value-type="float">
            <text:p>-33,29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.75" calcext:value-type="float">
            <text:p>-11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.7" calcext:value-type="float">
            <text:p>-21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2.79998" calcext:value-type="float">
            <text:p>-32,79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9.74999" calcext:value-type="float">
            <text:p>-19,74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.65" calcext:value-type="float">
            <text:p>-15,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2.99998" calcext:value-type="float">
            <text:p>-32,99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1.59999" calcext:value-type="float">
            <text:p>-31,5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300001" calcext:value-type="float">
            <text:p>-2,30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3.45" calcext:value-type="float">
            <text:p>-23,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3.85" calcext:value-type="float">
            <text:p>-23,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0.84999" calcext:value-type="float">
            <text:p>-30,84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8.10001" calcext:value-type="float">
            <text:p>-18,1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8.09999" calcext:value-type="float">
            <text:p>-28,0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1.29998" calcext:value-type="float">
            <text:p>-31,29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0.75" calcext:value-type="float">
            <text:p>-30,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.34999" calcext:value-type="float">
            <text:p>-22,34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9.54999" calcext:value-type="float">
            <text:p>-29,54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0.39999" calcext:value-type="float">
            <text:p>-30,3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0.99999" calcext:value-type="float">
            <text:p>-30,9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.55" calcext:value-type="float">
            <text:p>-12,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6.89999" calcext:value-type="float">
            <text:p>-26,8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3.89999" calcext:value-type="float">
            <text:p>-23,8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0.35" calcext:value-type="float">
            <text:p>-20,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0.14999" calcext:value-type="float">
            <text:p>-20,14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0.9" calcext:value-type="float">
            <text:p>-10,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.59999" calcext:value-type="float">
            <text:p>-26,59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2.19999" calcext:value-type="float">
            <text:p>-22,19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2.45" calcext:value-type="float">
            <text:p>-22,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0.3" calcext:value-type="float">
            <text:p>-10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2.8" calcext:value-type="float">
            <text:p>-22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9.04999" calcext:value-type="float">
            <text:p>-19,049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9.49999" calcext:value-type="float">
            <text:p>-29,49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.7" calcext:value-type="float">
            <text:p>-19,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.8" calcext:value-type="float">
            <text:p>-19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2.09999" calcext:value-type="float">
            <text:p>-32,099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.8" calcext:value-type="float">
            <text:p>-5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8.04999" calcext:value-type="float">
            <text:p>-28,04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.95001" calcext:value-type="float">
            <text:p>-16,95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0.65" calcext:value-type="float">
            <text:p>-10,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2.85" calcext:value-type="float">
            <text:p>-12,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3.29999" calcext:value-type="float">
            <text:p>-23,299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.1" calcext:value-type="float">
            <text:p>-9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4.64999" calcext:value-type="float">
            <text:p>-24,649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8.45" calcext:value-type="float">
            <text:p>-18,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1.79999" calcext:value-type="float">
            <text:p>-11,79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.45" calcext:value-type="float">
            <text:p>-11,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.95" calcext:value-type="float">
            <text:p>-16,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.6" calcext:value-type="float">
            <text:p>-14,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2.04999" calcext:value-type="float">
            <text:p>-22,049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.75" calcext:value-type="float">
            <text:p>-7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649999" calcext:value-type="float">
            <text:p>2,6499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5.54998" calcext:value-type="float">
            <text:p>-25,549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.05" calcext:value-type="float">
            <text:p>-7,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0.69999" calcext:value-type="float">
            <text:p>-30,69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2.9" calcext:value-type="float">
            <text:p>-12,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4.40001" calcext:value-type="float">
            <text:p>-14,4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2.4" calcext:value-type="float">
            <text:p>-12,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8.79999" calcext:value-type="float">
            <text:p>-18,799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.249998" calcext:value-type="float">
            <text:p>-9,2499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9.450001" calcext:value-type="float">
            <text:p>-9,4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.19999" calcext:value-type="float">
            <text:p>-35,19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0.85" calcext:value-type="float">
            <text:p>-20,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.45" calcext:value-type="float">
            <text:p>-8,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4.99999" calcext:value-type="float">
            <text:p>-24,999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.7" calcext:value-type="float">
            <text:p>-5,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.8" calcext:value-type="float">
            <text:p>-11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.6" calcext:value-type="float">
            <text:p>-17,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1.55" calcext:value-type="float">
            <text:p>-11,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6.09998" calcext:value-type="float">
            <text:p>-26,099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4.50001" calcext:value-type="float">
            <text:p>-14,5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.75" calcext:value-type="float">
            <text:p>-7,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3.25" calcext:value-type="float">
            <text:p>-23,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3.34999" calcext:value-type="float">
            <text:p>-23,349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.55" calcext:value-type="float">
            <text:p>-7,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4.45" calcext:value-type="float">
            <text:p>-14,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4.85" calcext:value-type="float">
            <text:p>-24,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9.55" calcext:value-type="float">
            <text:p>-19,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2.5" calcext:value-type="float">
            <text:p>-22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0.95" calcext:value-type="float">
            <text:p>-20,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2.59998" calcext:value-type="float">
            <text:p>-22,599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.25001" calcext:value-type="float">
            <text:p>-10,25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.15" calcext:value-type="float">
            <text:p>-12,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.2" calcext:value-type="float">
            <text:p>-9,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.95001" calcext:value-type="float">
            <text:p>-16,95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2.2" calcext:value-type="float">
            <text:p>-22,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7.65" calcext:value-type="float">
            <text:p>-17,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7.30001" calcext:value-type="float">
            <text:p>-17,3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4.40001" calcext:value-type="float">
            <text:p>-24,40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8.50001" calcext:value-type="float">
            <text:p>-8,50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.150005" calcext:value-type="float">
            <text:p>-9,1500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3.69999" calcext:value-type="float">
            <text:p>-23,699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.85001" calcext:value-type="float">
            <text:p>-15,85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4.75" calcext:value-type="float">
            <text:p>-14,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3.15001" calcext:value-type="float">
            <text:p>-13,15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4.55" calcext:value-type="float">
            <text:p>-24,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.600002" calcext:value-type="float">
            <text:p>-1,6000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3.50001" calcext:value-type="float">
            <text:p>-13,5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3.75" calcext:value-type="float">
            <text:p>-13,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7.15001" calcext:value-type="float">
            <text:p>-17,15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.09999" calcext:value-type="float">
            <text:p>-16,099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.250005" calcext:value-type="float">
            <text:p>-3,2500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1.44999" calcext:value-type="float">
            <text:p>-31,4499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5.55" calcext:value-type="float">
            <text:p>-25,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9.25" calcext:value-type="float">
            <text:p>-19,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3.45001" calcext:value-type="float">
            <text:p>-13,45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0.15001" calcext:value-type="float">
            <text:p>-10,15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7.65001" calcext:value-type="float">
            <text:p>-17,65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4.40001" calcext:value-type="float">
            <text:p>-14,4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6.60001" calcext:value-type="float">
            <text:p>-16,6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5.09999" calcext:value-type="float">
            <text:p>-25,099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1.45" calcext:value-type="float">
            <text:p>-21,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.00001" calcext:value-type="float">
            <text:p>-16,00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7.8" calcext:value-type="float">
            <text:p>-17,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9.2" calcext:value-type="float">
            <text:p>-19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1.40001" calcext:value-type="float">
            <text:p>-11,4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0.3" calcext:value-type="float">
            <text:p>-20,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.549999" calcext:value-type="float">
            <text:p>-8,54999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3.65" calcext:value-type="float">
            <text:p>-13,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3.80001" calcext:value-type="float">
            <text:p>-13,80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.85001" calcext:value-type="float">
            <text:p>-12,85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4.20001" calcext:value-type="float">
            <text:p>-14,20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.300004" calcext:value-type="float">
            <text:p>-1,3000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2.15001" calcext:value-type="float">
            <text:p>-12,15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7.95" calcext:value-type="float">
            <text:p>-17,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2.94999" calcext:value-type="float">
            <text:p>-22,949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.80001" calcext:value-type="float">
            <text:p>-16,8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5.15" calcext:value-type="float">
            <text:p>-25,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5.15" calcext:value-type="float">
            <text:p>-15,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3.2" calcext:value-type="float">
            <text:p>-13,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0.64998" calcext:value-type="float">
            <text:p>-30,649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.850005" calcext:value-type="float">
            <text:p>-5,8500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8.4" calcext:value-type="float">
            <text:p>-18,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9.04999" calcext:value-type="float">
            <text:p>-29,04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7.40001" calcext:value-type="float">
            <text:p>-17,400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1.84999" calcext:value-type="float">
            <text:p>-31,849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9.35001" calcext:value-type="float">
            <text:p>-9,35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8.20001" calcext:value-type="float">
            <text:p>-18,2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.35001" calcext:value-type="float">
            <text:p>-14,35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9.05" calcext:value-type="float">
            <text:p>-19,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.100004" calcext:value-type="float">
            <text:p>-7,1000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.35001" calcext:value-type="float">
            <text:p>-11,350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6.4" calcext:value-type="float">
            <text:p>-26,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6.45" calcext:value-type="float">
            <text:p>-26,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.600003" calcext:value-type="float">
            <text:p>-4,6000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5.90001" calcext:value-type="float">
            <text:p>-15,900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3.25" calcext:value-type="float">
            <text:p>-23,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2.49999" calcext:value-type="float">
            <text:p>-22,499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8.7" calcext:value-type="float">
            <text:p>-18,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5.24999" calcext:value-type="float">
            <text:p>-25,249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.150002" calcext:value-type="float">
            <text:p>-3,1500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5.75001" calcext:value-type="float">
            <text:p>-15,75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7.85" calcext:value-type="float">
            <text:p>-17,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.40001" calcext:value-type="float">
            <text:p>-16,400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9.84999" calcext:value-type="float">
            <text:p>-29,849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.8" calcext:value-type="float">
            <text:p>-8,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7.399999" calcext:value-type="float">
            <text:p>-7,3999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8999977" calcext:value-type="float">
            <text:p>0,89999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.35001" calcext:value-type="float">
            <text:p>-11,35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0.60001" calcext:value-type="float">
            <text:p>-10,600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7999992" calcext:value-type="float">
            <text:p>0,79999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.40001" calcext:value-type="float">
            <text:p>-15,400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.650003" calcext:value-type="float">
            <text:p>-8,6500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4.6" calcext:value-type="float">
            <text:p>-24,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2.15001" calcext:value-type="float">
            <text:p>-12,150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0.25001" calcext:value-type="float">
            <text:p>-10,25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6.40001" calcext:value-type="float">
            <text:p>-26,400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1.35" calcext:value-type="float">
            <text:p>-21,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5.8" calcext:value-type="float">
            <text:p>-15,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.60001" calcext:value-type="float">
            <text:p>-16,60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.500007" calcext:value-type="float">
            <text:p>-9,5000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5.60001" calcext:value-type="float">
            <text:p>-15,6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0.14999" calcext:value-type="float">
            <text:p>-20,149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1.15001" calcext:value-type="float">
            <text:p>-21,150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5.25" calcext:value-type="float">
            <text:p>-15,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1.7" calcext:value-type="float">
            <text:p>-11,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6.85" calcext:value-type="float">
            <text:p>-6,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7.850008" calcext:value-type="float">
            <text:p>-7,8500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.050002" calcext:value-type="float">
            <text:p>-4,050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5.44999" calcext:value-type="float">
            <text:p>-25,449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9.900009" calcext:value-type="float">
            <text:p>-9,90000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8.65" calcext:value-type="float">
            <text:p>-8,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7.15001" calcext:value-type="float">
            <text:p>-17,150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0.90001" calcext:value-type="float">
            <text:p>-10,9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.15001" calcext:value-type="float">
            <text:p>-10,15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799998" calcext:value-type="float">
            <text:p>3,7999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8.75" calcext:value-type="float">
            <text:p>-18,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7.35001" calcext:value-type="float">
            <text:p>-17,35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.55001" calcext:value-type="float">
            <text:p>-11,55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0.99999" calcext:value-type="float">
            <text:p>-20,999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9.60001" calcext:value-type="float">
            <text:p>-19,6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8.6" calcext:value-type="float">
            <text:p>-18,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1.29999" calcext:value-type="float">
            <text:p>-21,2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4.35001" calcext:value-type="float">
            <text:p>-14,35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.25" calcext:value-type="float">
            <text:p>-16,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8.55" calcext:value-type="float">
            <text:p>-18,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7.00001" calcext:value-type="float">
            <text:p>-17,00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7.450009" calcext:value-type="float">
            <text:p>-7,4500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7.7" calcext:value-type="float">
            <text:p>-17,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9.80001" calcext:value-type="float">
            <text:p>-9,800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.7" calcext:value-type="float">
            <text:p>-11,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4.05001" calcext:value-type="float">
            <text:p>-24,050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8.1" calcext:value-type="float">
            <text:p>-18,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1.90001" calcext:value-type="float">
            <text:p>-11,900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9.850012" calcext:value-type="float">
            <text:p>-9,8500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6.9" calcext:value-type="float">
            <text:p>-6,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.85" calcext:value-type="float">
            <text:p>-16,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9.200005" calcext:value-type="float">
            <text:p>-9,2000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5.95001" calcext:value-type="float">
            <text:p>-15,95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399997" calcext:value-type="float">
            <text:p>1,39999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4.60001" calcext:value-type="float">
            <text:p>-14,6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3.55" calcext:value-type="float">
            <text:p>-13,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2.00001" calcext:value-type="float">
            <text:p>-12,0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2.25001" calcext:value-type="float">
            <text:p>-12,250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4.55001" calcext:value-type="float">
            <text:p>-14,550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0.05001" calcext:value-type="float">
            <text:p>-10,05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2.65001" calcext:value-type="float">
            <text:p>-12,65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8.799997" calcext:value-type="float">
            <text:p>-8,7999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7.65" calcext:value-type="float">
            <text:p>-7,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7.30001" calcext:value-type="float">
            <text:p>-17,3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0.80001" calcext:value-type="float">
            <text:p>-10,8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2.75001" calcext:value-type="float">
            <text:p>-12,75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8.699998" calcext:value-type="float">
            <text:p>-8,6999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3.1" calcext:value-type="float">
            <text:p>-13,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0.75001" calcext:value-type="float">
            <text:p>-10,750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4.15001" calcext:value-type="float">
            <text:p>-14,15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0.25001" calcext:value-type="float">
            <text:p>-10,25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6.00001" calcext:value-type="float">
            <text:p>-16,0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6.89999" calcext:value-type="float">
            <text:p>-26,899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4.95001" calcext:value-type="float">
            <text:p>-14,95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8.699999" calcext:value-type="float">
            <text:p>-8,6999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9.15" calcext:value-type="float">
            <text:p>-19,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7.99999" calcext:value-type="float">
            <text:p>-27,9999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9.6" calcext:value-type="float">
            <text:p>-19,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.7" calcext:value-type="float">
            <text:p>-12,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7.50001" calcext:value-type="float">
            <text:p>-17,500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7.15" calcext:value-type="float">
            <text:p>-7,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5.1" calcext:value-type="float">
            <text:p>-25,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7.450006" calcext:value-type="float">
            <text:p>-7,4500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8.45001" calcext:value-type="float">
            <text:p>-18,45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2.8" calcext:value-type="float">
            <text:p>-12,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6.3" calcext:value-type="float">
            <text:p>-6,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7.250005" calcext:value-type="float">
            <text:p>-7,2500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8.900009" calcext:value-type="float">
            <text:p>-8,9000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7.500004" calcext:value-type="float">
            <text:p>-7,5000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0.6" calcext:value-type="float">
            <text:p>-10,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4.00001" calcext:value-type="float">
            <text:p>-14,0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2.70001" calcext:value-type="float">
            <text:p>-12,7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2.54999" calcext:value-type="float">
            <text:p>-22,5499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.44999" calcext:value-type="float">
            <text:p>-11,4499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4.60001" calcext:value-type="float">
            <text:p>-14,6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.90001" calcext:value-type="float">
            <text:p>-13,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8.95" calcext:value-type="float">
            <text:p>-18,9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1.74999" calcext:value-type="float">
            <text:p>-21,7499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2.55001" calcext:value-type="float">
            <text:p>-12,55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.15" calcext:value-type="float">
            <text:p>-16,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7.29997" calcext:value-type="float">
            <text:p>-27,2999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7.200004" calcext:value-type="float">
            <text:p>-7,2000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.95001" calcext:value-type="float">
            <text:p>-14,950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2.3" calcext:value-type="float">
            <text:p>-12,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.35" calcext:value-type="float">
            <text:p>-16,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5.74999" calcext:value-type="float">
            <text:p>-25,749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2.35" calcext:value-type="float">
            <text:p>-12,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.25" calcext:value-type="float">
            <text:p>-16,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8.6" calcext:value-type="float">
            <text:p>-18,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.55" calcext:value-type="float">
            <text:p>-11,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5.300003" calcext:value-type="float">
            <text:p>-5,30000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.90001" calcext:value-type="float">
            <text:p>-11,9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2.64999" calcext:value-type="float">
            <text:p>-22,649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7.95" calcext:value-type="float">
            <text:p>-17,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3.00001" calcext:value-type="float">
            <text:p>-13,0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4.2" calcext:value-type="float">
            <text:p>-24,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.750005" calcext:value-type="float">
            <text:p>-1,7500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3.35" calcext:value-type="float">
            <text:p>-13,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9.29998" calcext:value-type="float">
            <text:p>-29,2999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3500032" calcext:value-type="float">
            <text:p>-0,350003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7.15" calcext:value-type="float">
            <text:p>-17,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0.10001" calcext:value-type="float">
            <text:p>-10,100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0.1" calcext:value-type="float">
            <text:p>-10,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1.29999" calcext:value-type="float">
            <text:p>-21,299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7.9" calcext:value-type="float">
            <text:p>-7,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9.499998" calcext:value-type="float">
            <text:p>-9,4999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549998" calcext:value-type="float">
            <text:p>2,54999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0.4" calcext:value-type="float">
            <text:p>-10,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.40001" calcext:value-type="float">
            <text:p>-11,400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4.8" calcext:value-type="float">
            <text:p>-14,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4.400006" calcext:value-type="float">
            <text:p>-4,4000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8.1" calcext:value-type="float">
            <text:p>-18,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7.10001" calcext:value-type="float">
            <text:p>-17,100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4.7" calcext:value-type="float">
            <text:p>-24,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2.8" calcext:value-type="float">
            <text:p>-12,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7.75" calcext:value-type="float">
            <text:p>-17,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3.9" calcext:value-type="float">
            <text:p>-13,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4.20001" calcext:value-type="float">
            <text:p>-14,200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3.7" calcext:value-type="float">
            <text:p>-23,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1.45001" calcext:value-type="float">
            <text:p>-21,450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1.3" calcext:value-type="float">
            <text:p>-21,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4.3" calcext:value-type="float">
            <text:p>-14,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7.55" calcext:value-type="float">
            <text:p>-17,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5.75" calcext:value-type="float">
            <text:p>-15,7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2.85001" calcext:value-type="float">
            <text:p>-12,85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2.65" calcext:value-type="float">
            <text:p>-12,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0.55" calcext:value-type="float">
            <text:p>-10,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9.800002" calcext:value-type="float">
            <text:p>-9,8000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5.30001" calcext:value-type="float">
            <text:p>-15,3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4.30001" calcext:value-type="float">
            <text:p>-14,30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0.80001" calcext:value-type="float">
            <text:p>-10,8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1.8" calcext:value-type="float">
            <text:p>-11,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0.60001" calcext:value-type="float">
            <text:p>-20,6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7.00001" calcext:value-type="float">
            <text:p>-17,0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7.2" calcext:value-type="float">
            <text:p>-17,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0.10001" calcext:value-type="float">
            <text:p>-10,1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.350008" calcext:value-type="float">
            <text:p>-1,3500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7.450009" calcext:value-type="float">
            <text:p>-7,4500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8.700006" calcext:value-type="float">
            <text:p>-8,7000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9.550003" calcext:value-type="float">
            <text:p>-9,5500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4.6" calcext:value-type="float">
            <text:p>-14,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.45001" calcext:value-type="float">
            <text:p>-11,450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1.50001" calcext:value-type="float">
            <text:p>-11,500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5.4" calcext:value-type="float">
            <text:p>-15,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3.65001" calcext:value-type="float">
            <text:p>-13,650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0.55" calcext:value-type="float">
            <text:p>-10,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4.90001" calcext:value-type="float">
            <text:p>-14,900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8.950011" calcext:value-type="float">
            <text:p>-8,9500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8.550005" calcext:value-type="float">
            <text:p>-8,5500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8.9" calcext:value-type="float">
            <text:p>-18,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150001" calcext:value-type="float">
            <text:p>8,15000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1.00001" calcext:value-type="float">
            <text:p>-11,000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9.250008" calcext:value-type="float">
            <text:p>-9,2500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4.25001" calcext:value-type="float">
            <text:p>-14,250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9.500012" calcext:value-type="float">
            <text:p>-9,50001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8.100008" calcext:value-type="float">
            <text:p>-8,1000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2.00001" calcext:value-type="float">
            <text:p>-12,0000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8.65" calcext:value-type="float">
            <text:p>-8,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8.80001" calcext:value-type="float">
            <text:p>-18,800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1.55" calcext:value-type="float">
            <text:p>-21,5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32.05" calcext:value-type="float">
            <text:p>-32,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7.350007" calcext:value-type="float">
            <text:p>-7,3500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9.349998" calcext:value-type="float">
            <text:p>-9,34999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5.50001" calcext:value-type="float">
            <text:p>-15,500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649995" calcext:value-type="float">
            <text:p>1,64999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8.199999" calcext:value-type="float">
            <text:p>-8,19999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0.05001" calcext:value-type="float">
            <text:p>-10,0500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2.10001" calcext:value-type="float">
            <text:p>-12,1000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099998" calcext:value-type="float">
            <text:p>2,0999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7.400005" calcext:value-type="float">
            <text:p>-7,40000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0.05" calcext:value-type="float">
            <text:p>-10,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7.749999" calcext:value-type="float">
            <text:p>-7,74999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799997" calcext:value-type="float">
            <text:p>1,79999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6.5" calcext:value-type="float">
            <text:p>-26,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6.00001" calcext:value-type="float">
            <text:p>-16,000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0.4" calcext:value-type="float">
            <text:p>-10,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7.15" calcext:value-type="float">
            <text:p>-7,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9.75" calcext:value-type="float">
            <text:p>-9,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6.6" calcext:value-type="float">
            <text:p>-6,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.05" calcext:value-type="float">
            <text:p>-16,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0.2" calcext:value-type="float">
            <text:p>-10,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2.60001" calcext:value-type="float">
            <text:p>-12,6000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6.45001" calcext:value-type="float">
            <text:p>-16,450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0.8" calcext:value-type="float">
            <text:p>-10,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7.15001" calcext:value-type="float">
            <text:p>-17,15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.10001" calcext:value-type="float">
            <text:p>-16,1000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2.10001" calcext:value-type="float">
            <text:p>-12,100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4.25001" calcext:value-type="float">
            <text:p>-14,25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4.75001" calcext:value-type="float">
            <text:p>-14,7500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0.14999" calcext:value-type="float">
            <text:p>-20,149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2.15" calcext:value-type="float">
            <text:p>-22,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8.200005" calcext:value-type="float">
            <text:p>-8,2000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8.6" calcext:value-type="float">
            <text:p>-18,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9.3" calcext:value-type="float">
            <text:p>-19,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8.15001" calcext:value-type="float">
            <text:p>-8,15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7.250005" calcext:value-type="float">
            <text:p>-7,25000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1.80001" calcext:value-type="float">
            <text:p>-11,800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2.1" calcext:value-type="float">
            <text:p>-12,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0.55" calcext:value-type="float">
            <text:p>-20,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9.899999" calcext:value-type="float">
            <text:p>-9,89999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9.650007" calcext:value-type="float">
            <text:p>-9,6500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4.950007" calcext:value-type="float">
            <text:p>-4,95000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6.00001" calcext:value-type="float">
            <text:p>-16,0000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8.800006" calcext:value-type="float">
            <text:p>-8,8000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2.15" calcext:value-type="float">
            <text:p>-22,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0.35" calcext:value-type="float">
            <text:p>-20,3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5.4" calcext:value-type="float">
            <text:p>-15,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1.95" calcext:value-type="float">
            <text:p>-21,9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.200005" calcext:value-type="float">
            <text:p>-1,20000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4.55001" calcext:value-type="float">
            <text:p>-14,550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2.45001" calcext:value-type="float">
            <text:p>-12,450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2.75001" calcext:value-type="float">
            <text:p>-22,7500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1.05001" calcext:value-type="float">
            <text:p>-11,0500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0.35" calcext:value-type="float">
            <text:p>-20,3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9999275" calcext:value-type="float">
            <text:p>0,0999927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3.35" calcext:value-type="float">
            <text:p>-23,3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649999" calcext:value-type="float">
            <text:p>3,64999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4.05" calcext:value-type="float">
            <text:p>-14,0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2.25001" calcext:value-type="float">
            <text:p>-12,250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7.099999" calcext:value-type="float">
            <text:p>-7,09999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5.55001" calcext:value-type="float">
            <text:p>-15,5500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7.8" calcext:value-type="float">
            <text:p>-17,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3.40001" calcext:value-type="float">
            <text:p>-13,4000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8.800007" calcext:value-type="float">
            <text:p>-8,8000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9.85" calcext:value-type="float">
            <text:p>-19,8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3.15" calcext:value-type="float">
            <text:p>-23,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7.1" calcext:value-type="float">
            <text:p>-17,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3.95001" calcext:value-type="float">
            <text:p>-13,9500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8.10001" calcext:value-type="float">
            <text:p>-18,1000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2.15001" calcext:value-type="float">
            <text:p>-22,150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0.55" calcext:value-type="float">
            <text:p>-10,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.650006" calcext:value-type="float">
            <text:p>-1,65000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8.550004" calcext:value-type="float">
            <text:p>-8,55000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449998" calcext:value-type="float">
            <text:p>4,44999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3.35" calcext:value-type="float">
            <text:p>-13,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2.55" calcext:value-type="float">
            <text:p>-12,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9.499999" calcext:value-type="float">
            <text:p>-9,4999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8.349999" calcext:value-type="float">
            <text:p>-8,34999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9.699999" calcext:value-type="float">
            <text:p>-9,69999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2.3" calcext:value-type="float">
            <text:p>-22,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8.75001" calcext:value-type="float">
            <text:p>-18,750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6.750007" calcext:value-type="float">
            <text:p>-6,75000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550002" calcext:value-type="float">
            <text:p>6,55000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9.300006" calcext:value-type="float">
            <text:p>-9,30000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0.25001" calcext:value-type="float">
            <text:p>-10,2500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4.500003" calcext:value-type="float">
            <text:p>-4,50000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8.700005" calcext:value-type="float">
            <text:p>-8,7000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8.84999" calcext:value-type="float">
            <text:p>-18,8499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8.65" calcext:value-type="float">
            <text:p>-18,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.75001" calcext:value-type="float">
            <text:p>-16,7500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3.45" calcext:value-type="float">
            <text:p>-13,4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23.95" calcext:value-type="float">
            <text:p>-23,9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35.69998" calcext:value-type="float">
            <text:p>-35,6999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9.75" calcext:value-type="float">
            <text:p>-19,7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3.75001" calcext:value-type="float">
            <text:p>-13,750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3.05001" calcext:value-type="float">
            <text:p>-13,050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.15001" calcext:value-type="float">
            <text:p>-16,150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2.8" calcext:value-type="float">
            <text:p>-12,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9.500003" calcext:value-type="float">
            <text:p>-9,5000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5.95001" calcext:value-type="float">
            <text:p>-15,950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950001" calcext:value-type="float">
            <text:p>5,9500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0.45001" calcext:value-type="float">
            <text:p>-10,4500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.35" calcext:value-type="float">
            <text:p>-11,3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3.250005" calcext:value-type="float">
            <text:p>-3,25000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3.00001" calcext:value-type="float">
            <text:p>-13,000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8.5" calcext:value-type="float">
            <text:p>-28,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9.500013" calcext:value-type="float">
            <text:p>-9,5000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.00001" calcext:value-type="float">
            <text:p>-11,000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7.2" calcext:value-type="float">
            <text:p>-17,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1.40001" calcext:value-type="float">
            <text:p>-11,4000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0.84999" calcext:value-type="float">
            <text:p>-20,8499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4.60001" calcext:value-type="float">
            <text:p>-14,6000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250001" calcext:value-type="float">
            <text:p>8,2500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0.70001" calcext:value-type="float">
            <text:p>-10,7000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6.70001" calcext:value-type="float">
            <text:p>-16,70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9.15001" calcext:value-type="float">
            <text:p>-19,150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9.65" calcext:value-type="float">
            <text:p>-9,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25.79999" calcext:value-type="float">
            <text:p>-25,799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5.200006" calcext:value-type="float">
            <text:p>-5,20000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3.60001" calcext:value-type="float">
            <text:p>-13,600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5.25" calcext:value-type="float">
            <text:p>-15,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2.25" calcext:value-type="float">
            <text:p>-12,2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8.449999" calcext:value-type="float">
            <text:p>-8,44999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150001" calcext:value-type="float">
            <text:p>6,15000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7.3" calcext:value-type="float">
            <text:p>-7,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1.40001" calcext:value-type="float">
            <text:p>-21,400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699994" calcext:value-type="float">
            <text:p>3,6999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8.45001" calcext:value-type="float">
            <text:p>-18,4500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8.000008" calcext:value-type="float">
            <text:p>-8,0000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2.65001" calcext:value-type="float">
            <text:p>-12,650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450001" calcext:value-type="float">
            <text:p>4,4500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950001" calcext:value-type="float">
            <text:p>6,95000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599997" calcext:value-type="float">
            <text:p>1,59999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8.400007" calcext:value-type="float">
            <text:p>-8,40000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.55001" calcext:value-type="float">
            <text:p>-11,5500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7.3" calcext:value-type="float">
            <text:p>-17,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8.85" calcext:value-type="float">
            <text:p>-18,8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.95001" calcext:value-type="float">
            <text:p>-11,950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8.700006" calcext:value-type="float">
            <text:p>-8,7000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32.09999" calcext:value-type="float">
            <text:p>-32,0999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.9" calcext:value-type="float">
            <text:p>-11,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9.35" calcext:value-type="float">
            <text:p>-19,3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9998989" calcext:value-type="float">
            <text:p>0,0999898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6.85001" calcext:value-type="float">
            <text:p>-16,850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0.30001" calcext:value-type="float">
            <text:p>-10,3000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2.15001" calcext:value-type="float">
            <text:p>-22,1500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2.35001" calcext:value-type="float">
            <text:p>-12,350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9.700001" calcext:value-type="float">
            <text:p>-9,70000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2.85001" calcext:value-type="float">
            <text:p>-12,850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5.90001" calcext:value-type="float">
            <text:p>-15,900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3.70001" calcext:value-type="float">
            <text:p>-13,700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699991" calcext:value-type="float">
            <text:p>1,69999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23.4" calcext:value-type="float">
            <text:p>-23,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550001" calcext:value-type="float">
            <text:p>7,55000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049999" calcext:value-type="float">
            <text:p>5,04999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9.45001" calcext:value-type="float">
            <text:p>-9,450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9.55" calcext:value-type="float">
            <text:p>-19,5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5.450002" calcext:value-type="float">
            <text:p>-5,45000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8.299999" calcext:value-type="float">
            <text:p>-8,29999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2.15001" calcext:value-type="float">
            <text:p>-12,1500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.450006" calcext:value-type="float">
            <text:p>-1,4500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6.900003" calcext:value-type="float">
            <text:p>-6,9000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8.050009" calcext:value-type="float">
            <text:p>-8,05000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.9" calcext:value-type="float">
            <text:p>-16,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6.15" calcext:value-type="float">
            <text:p>-16,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549999" calcext:value-type="float">
            <text:p>5,54999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2.75001" calcext:value-type="float">
            <text:p>-12,750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.05" calcext:value-type="float">
            <text:p>-16,0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4.15001" calcext:value-type="float">
            <text:p>-14,150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6.150002" calcext:value-type="float">
            <text:p>-6,15000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2.00001" calcext:value-type="float">
            <text:p>-12,000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3.6" calcext:value-type="float">
            <text:p>-13,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.45001" calcext:value-type="float">
            <text:p>-11,4500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9.350003" calcext:value-type="float">
            <text:p>-9,35000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22.99999" calcext:value-type="float">
            <text:p>-22,9999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6.55" calcext:value-type="float">
            <text:p>-6,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250001" calcext:value-type="float">
            <text:p>7,25000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149994" calcext:value-type="float">
            <text:p>1,14999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050001" calcext:value-type="float">
            <text:p>6,0500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9.8" calcext:value-type="float">
            <text:p>-19,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9.550008" calcext:value-type="float">
            <text:p>-9,55000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21.85" calcext:value-type="float">
            <text:p>-21,8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050001" calcext:value-type="float">
            <text:p>6,0500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8.25" calcext:value-type="float">
            <text:p>-18,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3.20001" calcext:value-type="float">
            <text:p>-13,2000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.950001" calcext:value-type="float">
            <text:p>5,95000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649998" calcext:value-type="float">
            <text:p>3,64999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3.60001" calcext:value-type="float">
            <text:p>-13,6000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550001" calcext:value-type="float">
            <text:p>6,5500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9999943" calcext:value-type="float">
            <text:p>0,999994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21.05" calcext:value-type="float">
            <text:p>-21,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950001" calcext:value-type="float">
            <text:p>6,95000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9.50001" calcext:value-type="float">
            <text:p>-9,500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6.35" calcext:value-type="float">
            <text:p>-16,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0.95" calcext:value-type="float">
            <text:p>-10,9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.55" calcext:value-type="float">
            <text:p>-11,5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550001" calcext:value-type="float">
            <text:p>7,5500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6.55" calcext:value-type="float">
            <text:p>-6,5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2.45001" calcext:value-type="float">
            <text:p>-12,450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7.8" calcext:value-type="float">
            <text:p>-17,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4.6" calcext:value-type="float">
            <text:p>-14,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1.65001" calcext:value-type="float">
            <text:p>-11,6500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0.85001" calcext:value-type="float">
            <text:p>-10,850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50001" calcext:value-type="float">
            <text:p>6,8500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7.1" calcext:value-type="float">
            <text:p>-17,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8.99999" calcext:value-type="float">
            <text:p>-18,9999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9.550008" calcext:value-type="float">
            <text:p>-9,55000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1.95" calcext:value-type="float">
            <text:p>-11,9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1.55001" calcext:value-type="float">
            <text:p>-11,5500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450001" calcext:value-type="float">
            <text:p>8,45000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15" calcext:value-type="float">
            <text:p>4,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50001" calcext:value-type="float">
            <text:p>6,85000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7.55" calcext:value-type="float">
            <text:p>-7,5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8.700007" calcext:value-type="float">
            <text:p>-8,7000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250001" calcext:value-type="float">
            <text:p>7,25000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2.35" calcext:value-type="float">
            <text:p>-12,3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6.25001" calcext:value-type="float">
            <text:p>-16,2500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21.55001" calcext:value-type="float">
            <text:p>-21,550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849999" calcext:value-type="float">
            <text:p>5,84999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9.1" calcext:value-type="float">
            <text:p>-19,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8.900008" calcext:value-type="float">
            <text:p>-8,9000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6.850004" calcext:value-type="float">
            <text:p>-6,8500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749999" calcext:value-type="float">
            <text:p>4,74999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850001" calcext:value-type="float">
            <text:p>5,85000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26.00001" calcext:value-type="float">
            <text:p>-26,0000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5.45" calcext:value-type="float">
            <text:p>-15,4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0.25001" calcext:value-type="float">
            <text:p>-10,2500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950001" calcext:value-type="float">
            <text:p>6,95000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9.450008" calcext:value-type="float">
            <text:p>-9,45000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7499981" calcext:value-type="float">
            <text:p>0,749998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1.9" calcext:value-type="float">
            <text:p>-11,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250001" calcext:value-type="float">
            <text:p>7,25000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449999" calcext:value-type="float">
            <text:p>4,44999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24.69999" calcext:value-type="float">
            <text:p>-24,6999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8.35" calcext:value-type="float">
            <text:p>-18,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7.2" calcext:value-type="float">
            <text:p>-7,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150001" calcext:value-type="float">
            <text:p>6,1500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.950001" calcext:value-type="float">
            <text:p>5,9500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22.39998" calcext:value-type="float">
            <text:p>-22,3999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849999" calcext:value-type="float">
            <text:p>4,84999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15" calcext:value-type="float">
            <text:p>7,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450001" calcext:value-type="float">
            <text:p>8,4500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150001" calcext:value-type="float">
            <text:p>6,15000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8.750008" calcext:value-type="float">
            <text:p>-8,7500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349998" calcext:value-type="float">
            <text:p>1,34999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450001" calcext:value-type="float">
            <text:p>8,45000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.650001" calcext:value-type="float">
            <text:p>5,65000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2.2" calcext:value-type="float">
            <text:p>-12,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15" calcext:value-type="float">
            <text:p>7,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0.3" calcext:value-type="float">
            <text:p>-10,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.349998" calcext:value-type="float">
            <text:p>5,34999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950001" calcext:value-type="float">
            <text:p>6,95000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7.8" calcext:value-type="float">
            <text:p>-7,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950001" calcext:value-type="float">
            <text:p>6,95000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3.95001" calcext:value-type="float">
            <text:p>-13,9500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349998" calcext:value-type="float">
            <text:p>5,34999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.75" calcext:value-type="float">
            <text:p>-11,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499964" calcext:value-type="float">
            <text:p>0,549996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21.55" calcext:value-type="float">
            <text:p>-21,5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550001" calcext:value-type="float">
            <text:p>7,55000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7.650002" calcext:value-type="float">
            <text:p>-7,65000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7.20001" calcext:value-type="float">
            <text:p>-17,2000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5" calcext:value-type="float">
            <text:p>6,8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350001" calcext:value-type="float">
            <text:p>6,3500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4.15001" calcext:value-type="float">
            <text:p>-14,150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950001" calcext:value-type="float">
            <text:p>5,9500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550001" calcext:value-type="float">
            <text:p>7,55000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9.400006" calcext:value-type="float">
            <text:p>-9,40000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2.50001" calcext:value-type="float">
            <text:p>-12,500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50001" calcext:value-type="float">
            <text:p>6,85000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849999" calcext:value-type="float">
            <text:p>5,84999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4.150002" calcext:value-type="float">
            <text:p>-4,150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650001" calcext:value-type="float">
            <text:p>4,65000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50001" calcext:value-type="float">
            <text:p>6,75000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9.850009" calcext:value-type="float">
            <text:p>-9,85000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050001" calcext:value-type="float">
            <text:p>6,05000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850001" calcext:value-type="float">
            <text:p>6,85000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150001" calcext:value-type="float">
            <text:p>6,15000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4.15" calcext:value-type="float">
            <text:p>-14,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949998" calcext:value-type="float">
            <text:p>2,9499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3.05" calcext:value-type="float">
            <text:p>-13,0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6.65001" calcext:value-type="float">
            <text:p>-16,6500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9.350008" calcext:value-type="float">
            <text:p>-9,35000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20.7" calcext:value-type="float">
            <text:p>-20,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9.500002" calcext:value-type="float">
            <text:p>-9,50000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50001" calcext:value-type="float">
            <text:p>6,55000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.149999" calcext:value-type="float">
            <text:p>5,14999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7.849999" calcext:value-type="float">
            <text:p>-7,84999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649999" calcext:value-type="float">
            <text:p>4,64999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6.95001" calcext:value-type="float">
            <text:p>-16,9500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049999" calcext:value-type="float">
            <text:p>4,04999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9.850006" calcext:value-type="float">
            <text:p>-9,85000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2.4" calcext:value-type="float">
            <text:p>-12,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15.80001" calcext:value-type="float">
            <text:p>-15,8000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5" calcext:value-type="float">
            <text:p>6,8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7.7" calcext:value-type="float">
            <text:p>-17,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1.40001" calcext:value-type="float">
            <text:p>-11,4000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55" calcext:value-type="float">
            <text:p>7,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15.65001" calcext:value-type="float">
            <text:p>-15,6500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450001" calcext:value-type="float">
            <text:p>8,45000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950001" calcext:value-type="float">
            <text:p>6,9500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2.95001" calcext:value-type="float">
            <text:p>-12,9500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.15" calcext:value-type="float">
            <text:p>-11,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7.55" calcext:value-type="float">
            <text:p>-7,5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4.80001" calcext:value-type="float">
            <text:p>-14,8000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550001" calcext:value-type="float">
            <text:p>6,55000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.650001" calcext:value-type="float">
            <text:p>5,6500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650001" calcext:value-type="float">
            <text:p>7,65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4T10:44:10.919000000</dc:date>
    <meta:editing-duration>PT4M38S</meta:editing-duration>
    <meta:editing-cycles>1</meta:editing-cycles>
    <meta:document-statistic meta:table-count="1" meta:cell-count="20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jecución Enemigo</text:p>
        </chart:title>
        <chart:subtitle svg:x="6.607cm" svg:y="1.275cm" chart:style-name="ch3">
          <text:p>1000 Episodios</text:p>
        </chart:subtitle>
        <chart:legend chart:legend-position="end" svg:x="12.645cm" svg:y="4.201cm" style:legend-expansion="high" chart:style-name="ch4"/>
        <chart:plot-area chart:style-name="ch5" table:cell-range-address="data.A1:data.B1001" chart:data-source-has-labels="row" svg:x="1.331cm" svg:y="2.138cm" svg:width="10.994cm" svg:height="5.701cm">
          <chartooo:coordinate-region svg:x="2.058cm" svg:y="2.337cm" svg:width="9.895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8">
            <chart:title svg:x="0.451cm" svg:y="6.011cm" chart:style-name="ch9">
              <text:p>Recompensa</text:p>
            </chart:title>
            <chart:grid chart:style-name="ch10" chart:class="major"/>
          </chart:axis>
          <chart:series chart:style-name="ch11" chart:values-cell-range-address="data.B2:data.B1001" chart:label-cell-address="data.B1:data.B1" chart:class="chart:scatter">
            <chart:domain table:cell-range-address="data.A2:data.A1001"/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001</svg:desc>
                </draw:g>
              </table:table-cell>
              <table:table-cell office:value-type="float" office:value="-39.64997">
                <text:p>-39.64997</text:p>
                <draw:g>
                  <svg:desc>data.B2:data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2.29998">
                <text:p>-32.2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3.29999">
                <text:p>-33.2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21.7">
                <text:p>-2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2.79998">
                <text:p>-32.7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9.74999">
                <text:p>-19.74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5.65">
                <text:p>-15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2.99998">
                <text:p>-32.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31.59999">
                <text:p>-31.5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2.300001">
                <text:p>-2.3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23.45">
                <text:p>-23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23.85">
                <text:p>-23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0.84999">
                <text:p>-30.84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8.10001">
                <text:p>-18.1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8.09999">
                <text:p>-28.0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31.29998">
                <text:p>-31.2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30.75">
                <text:p>-30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2.34999">
                <text:p>-22.34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29.54999">
                <text:p>-29.54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30.39999">
                <text:p>-30.3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30.99999">
                <text:p>-30.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2.55">
                <text:p>-12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26.89999">
                <text:p>-26.8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23.89999">
                <text:p>-23.8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20.35">
                <text:p>-20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20.14999">
                <text:p>-20.14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26.59999">
                <text:p>-26.5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22.19999">
                <text:p>-22.1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22.45">
                <text:p>-22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9.04999">
                <text:p>-19.04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29.49999">
                <text:p>-29.4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9.7">
                <text:p>-19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32.09999">
                <text:p>-32.0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28.04999">
                <text:p>-28.04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6.95001">
                <text:p>-16.95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0.65">
                <text:p>-10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23.29999">
                <text:p>-23.2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24.64999">
                <text:p>-24.64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8.45">
                <text:p>-18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1.79999">
                <text:p>-11.7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1.45">
                <text:p>-11.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6.95">
                <text:p>-16.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22.04999">
                <text:p>-22.04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649999">
                <text:p>2.64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25.54998">
                <text:p>-25.54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30.69999">
                <text:p>-30.6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4.40001">
                <text:p>-14.4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8.79999">
                <text:p>-18.7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9.249998">
                <text:p>-9.24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9.450001">
                <text:p>-9.45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35.19999">
                <text:p>-35.1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20.85">
                <text:p>-20.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24.99999">
                <text:p>-24.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26.09998">
                <text:p>-26.0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4.50001">
                <text:p>-14.5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23.34999">
                <text:p>-23.34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7.55">
                <text:p>-7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14.45">
                <text:p>-14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24.85">
                <text:p>-24.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19.55">
                <text:p>-19.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20.95">
                <text:p>-20.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22.59998">
                <text:p>-22.5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10.25001">
                <text:p>-10.25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12.15">
                <text:p>-12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16.95001">
                <text:p>-16.95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17.65">
                <text:p>-17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17.30001">
                <text:p>-17.3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24.40001">
                <text:p>-24.4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8.50001">
                <text:p>-8.5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9.150005">
                <text:p>-9.150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23.69999">
                <text:p>-23.6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15.85001">
                <text:p>-15.85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14.75">
                <text:p>-14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13.15001">
                <text:p>-13.15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24.55">
                <text:p>-24.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1.600002">
                <text:p>-1.600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13.50001">
                <text:p>-13.5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17.15001">
                <text:p>-17.15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6.09999">
                <text:p>-16.0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3.250005">
                <text:p>-3.250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31.44999">
                <text:p>-31.44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25.55">
                <text:p>-25.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13.45001">
                <text:p>-13.45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10.15001">
                <text:p>-10.15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17.65001">
                <text:p>-17.65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14.40001">
                <text:p>-14.4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16.60001">
                <text:p>-16.6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25.09999">
                <text:p>-25.09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21.45">
                <text:p>-21.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16.00001">
                <text:p>-16.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20.3">
                <text:p>-20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8.549999">
                <text:p>-8.549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13.65">
                <text:p>-13.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13.80001">
                <text:p>-13.8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12.85001">
                <text:p>-12.85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1.300004">
                <text:p>-1.300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12.15001">
                <text:p>-12.15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22.94999">
                <text:p>-22.94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16.80001">
                <text:p>-16.8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25.15">
                <text:p>-25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15.15">
                <text:p>-15.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13.2">
                <text:p>-13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30.64998">
                <text:p>-30.64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5.850005">
                <text:p>-5.8500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29.04999">
                <text:p>-29.04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17.40001">
                <text:p>-17.4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31.84999">
                <text:p>-31.84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9.35001">
                <text:p>-9.35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8.20001">
                <text:p>-18.2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14.35001">
                <text:p>-14.35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9.05">
                <text:p>-19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7.100004">
                <text:p>-7.100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1.35001">
                <text:p>-11.35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26.45">
                <text:p>-26.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4.600003">
                <text:p>-4.600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15.90001">
                <text:p>-15.9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22.49999">
                <text:p>-22.4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8.7">
                <text:p>-18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25.24999">
                <text:p>-25.24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3.150002">
                <text:p>-3.150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5.75001">
                <text:p>-15.75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7.85">
                <text:p>-17.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6.40001">
                <text:p>-16.4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29.84999">
                <text:p>-29.84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7.399999">
                <text:p>-7.399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8999977">
                <text:p>0.89999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11.35001">
                <text:p>-11.35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10.60001">
                <text:p>-10.6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7999992">
                <text:p>0.79999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15.40001">
                <text:p>-15.4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8.650003">
                <text:p>-8.6500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24.6">
                <text:p>-24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12.15001">
                <text:p>-12.15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10.25001">
                <text:p>-10.25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26.40001">
                <text:p>-26.4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21.35">
                <text:p>-21.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16.60001">
                <text:p>-16.6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9.500007">
                <text:p>-9.5000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15.60001">
                <text:p>-15.6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20.14999">
                <text:p>-20.14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21.15001">
                <text:p>-21.15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7.850008">
                <text:p>-7.8500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4.050002">
                <text:p>-4.05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25.44999">
                <text:p>-25.44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9.900009">
                <text:p>-9.9000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8.65">
                <text:p>-8.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17.15001">
                <text:p>-17.15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10.90001">
                <text:p>-10.90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10.15001">
                <text:p>-10.15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799998">
                <text:p>3.799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17.35001">
                <text:p>-17.35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11.55001">
                <text:p>-11.55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20.99999">
                <text:p>-20.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19.60001">
                <text:p>-19.600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21.29999">
                <text:p>-21.299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14.35001">
                <text:p>-14.35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18.55">
                <text:p>-18.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17.00001">
                <text:p>-17.00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7.450009">
                <text:p>-7.4500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9.80001">
                <text:p>-9.80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24.05001">
                <text:p>-24.05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11.90001">
                <text:p>-11.90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9.850012">
                <text:p>-9.8500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6.85">
                <text:p>-16.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9.200005">
                <text:p>-9.200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15.95001">
                <text:p>-15.95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399997">
                <text:p>1.3999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14.60001">
                <text:p>-14.60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13.55">
                <text:p>-13.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12.00001">
                <text:p>-12.00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12.25001">
                <text:p>-12.25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4.55001">
                <text:p>-14.550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10.05001">
                <text:p>-10.05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12.65001">
                <text:p>-12.650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8.799997">
                <text:p>-8.7999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7.65">
                <text:p>-7.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17.30001">
                <text:p>-17.30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10.80001">
                <text:p>-10.80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2.75001">
                <text:p>-12.75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8.699998">
                <text:p>-8.69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13.1">
                <text:p>-13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10.75001">
                <text:p>-10.750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14.15001">
                <text:p>-14.15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10.25001">
                <text:p>-10.25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16.00001">
                <text:p>-16.00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26.89999">
                <text:p>-26.899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14.95001">
                <text:p>-14.95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8.699999">
                <text:p>-8.6999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9.15">
                <text:p>-19.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27.99999">
                <text:p>-27.999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19.6">
                <text:p>-19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17.50001">
                <text:p>-17.50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7.450006">
                <text:p>-7.4500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-18.45001">
                <text:p>-18.45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7.250005">
                <text:p>-7.2500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-8.900009">
                <text:p>-8.9000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7.500004">
                <text:p>-7.5000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14.00001">
                <text:p>-14.0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12.70001">
                <text:p>-12.70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22.54999">
                <text:p>-22.54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11.44999">
                <text:p>-11.449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-14.60001">
                <text:p>-14.6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-13.90001">
                <text:p>-13.900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18.95">
                <text:p>-18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21.74999">
                <text:p>-21.749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12.55001">
                <text:p>-12.550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16.15">
                <text:p>-16.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27.29997">
                <text:p>-27.299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7.200004">
                <text:p>-7.2000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14.95001">
                <text:p>-14.950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12.3">
                <text:p>-12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-16.35">
                <text:p>-16.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25.74999">
                <text:p>-25.749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-12.35">
                <text:p>-12.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5.300003">
                <text:p>-5.3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-11.90001">
                <text:p>-11.90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22.64999">
                <text:p>-22.649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-13.00001">
                <text:p>-13.00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24.2">
                <text:p>-24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1.750005">
                <text:p>-1.7500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13.35">
                <text:p>-13.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29.29998">
                <text:p>-29.299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0.3500032">
                <text:p>-0.35000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-17.15">
                <text:p>-17.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10.10001">
                <text:p>-10.10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21.29999">
                <text:p>-21.299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9.499998">
                <text:p>-9.4999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549998">
                <text:p>2.5499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4.400006">
                <text:p>-4.4000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17.10001">
                <text:p>-17.10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24.7">
                <text:p>-24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23.7">
                <text:p>-23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21.45001">
                <text:p>-21.45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21.3">
                <text:p>-21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14.3">
                <text:p>-14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17.55">
                <text:p>-17.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15.75">
                <text:p>-15.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12.85001">
                <text:p>-12.85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12.65">
                <text:p>-12.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10.55">
                <text:p>-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9.800002">
                <text:p>-9.8000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15.30001">
                <text:p>-15.300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10.80001">
                <text:p>-10.80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20.60001">
                <text:p>-20.60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17.00001">
                <text:p>-17.00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10.10001">
                <text:p>-10.10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1.350008">
                <text:p>-1.3500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7.450009">
                <text:p>-7.4500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8.700006">
                <text:p>-8.7000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9.550003">
                <text:p>-9.5500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11.45001">
                <text:p>-11.45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11.50001">
                <text:p>-11.50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15.4">
                <text:p>-15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13.65001">
                <text:p>-13.65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10.55">
                <text:p>-10.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14.90001">
                <text:p>-14.9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8.950011">
                <text:p>-8.9500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8.550005">
                <text:p>-8.5500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18.9">
                <text:p>-18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150001">
                <text:p>8.1500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11.00001">
                <text:p>-11.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9.250008">
                <text:p>-9.2500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14.25001">
                <text:p>-14.25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9.500012">
                <text:p>-9.5000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8.100008">
                <text:p>-8.1000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12.00001">
                <text:p>-12.00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8.65">
                <text:p>-8.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18.80001">
                <text:p>-18.80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21.55">
                <text:p>-21.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32.05">
                <text:p>-32.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7.350007">
                <text:p>-7.3500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9.349998">
                <text:p>-9.3499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15.50001">
                <text:p>-15.50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649995">
                <text:p>1.6499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8.199999">
                <text:p>-8.19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10.05001">
                <text:p>-10.05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12.10001">
                <text:p>-12.10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099998">
                <text:p>2.0999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7.400005">
                <text:p>-7.4000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10.05">
                <text:p>-10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7.749999">
                <text:p>-7.7499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799997">
                <text:p>1.7999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16.00001">
                <text:p>-16.000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9.75">
                <text:p>-9.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16.05">
                <text:p>-16.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12.60001">
                <text:p>-12.6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16.45001">
                <text:p>-16.450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17.15001">
                <text:p>-17.15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16.10001">
                <text:p>-16.1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12.10001">
                <text:p>-12.100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14.25001">
                <text:p>-14.25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14.75001">
                <text:p>-14.75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20.14999">
                <text:p>-20.14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22.15">
                <text:p>-22.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8.200005">
                <text:p>-8.2000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19.3">
                <text:p>-19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8.15001">
                <text:p>-8.15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7.250005">
                <text:p>-7.2500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11.80001">
                <text:p>-11.80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20.55">
                <text:p>-20.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9.899999">
                <text:p>-9.8999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9.650007">
                <text:p>-9.650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4.950007">
                <text:p>-4.950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16.00001">
                <text:p>-16.000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8.800006">
                <text:p>-8.8000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22.15">
                <text:p>-22.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20.35">
                <text:p>-20.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15.4">
                <text:p>-15.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21.95">
                <text:p>-21.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1.200005">
                <text:p>-1.200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14.55001">
                <text:p>-14.550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12.45001">
                <text:p>-12.450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22.75001">
                <text:p>-22.750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11.05001">
                <text:p>-11.050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20.35">
                <text:p>-20.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9999275">
                <text:p>0.099992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23.35">
                <text:p>-23.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.649999">
                <text:p>3.649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14.05">
                <text:p>-14.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12.25001">
                <text:p>-12.250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7.099999">
                <text:p>-7.0999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15.55001">
                <text:p>-15.55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13.40001">
                <text:p>-13.400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8.800007">
                <text:p>-8.8000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19.85">
                <text:p>-19.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23.15">
                <text:p>-23.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13.95001">
                <text:p>-13.950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18.10001">
                <text:p>-18.10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22.15001">
                <text:p>-22.150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10.55">
                <text:p>-10.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1.650006">
                <text:p>-1.650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8.550004">
                <text:p>-8.5500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449998">
                <text:p>4.4499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13.35">
                <text:p>-13.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12.55">
                <text:p>-12.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9.499999">
                <text:p>-9.4999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8.349999">
                <text:p>-8.349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9.699999">
                <text:p>-9.6999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18.75001">
                <text:p>-18.750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6.750007">
                <text:p>-6.7500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.550002">
                <text:p>6.5500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9.300006">
                <text:p>-9.3000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10.25001">
                <text:p>-10.250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4.500003">
                <text:p>-4.5000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8.700005">
                <text:p>-8.7000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18.84999">
                <text:p>-18.849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18.65">
                <text:p>-18.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16.75001">
                <text:p>-16.750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13.45">
                <text:p>-13.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-23.95">
                <text:p>-23.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35.69998">
                <text:p>-35.699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13.75001">
                <text:p>-13.750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-13.05001">
                <text:p>-13.050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-16.15001">
                <text:p>-16.15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9.500003">
                <text:p>-9.5000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-15.95001">
                <text:p>-15.950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950001">
                <text:p>5.9500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10.45001">
                <text:p>-10.450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11.35">
                <text:p>-11.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3.250005">
                <text:p>-3.2500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-13.00001">
                <text:p>-13.000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9.500013">
                <text:p>-9.5000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11.00001">
                <text:p>-11.000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20.84999">
                <text:p>-20.849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14.60001">
                <text:p>-14.600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.250001">
                <text:p>8.2500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16.70001">
                <text:p>-16.700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19.15001">
                <text:p>-19.150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9.65">
                <text:p>-9.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25.79999">
                <text:p>-25.79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5.200006">
                <text:p>-5.2000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13.60001">
                <text:p>-13.600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8.449999">
                <text:p>-8.449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6.150001">
                <text:p>6.1500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21.40001">
                <text:p>-21.400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699994">
                <text:p>3.6999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18.45001">
                <text:p>-18.450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8.000008">
                <text:p>-8.0000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12.65001">
                <text:p>-12.650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450001">
                <text:p>4.4500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6.950001">
                <text:p>6.9500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599997">
                <text:p>1.5999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8.400007">
                <text:p>-8.4000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-11.55001">
                <text:p>-11.550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17.3">
                <text:p>-17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18.85">
                <text:p>-18.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11.95001">
                <text:p>-11.950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8.700006">
                <text:p>-8.7000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32.09999">
                <text:p>-32.099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19.35">
                <text:p>-19.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09998989">
                <text:p>0.099989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16.85001">
                <text:p>-16.850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10.30001">
                <text:p>-10.300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22.15001">
                <text:p>-22.150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12.35001">
                <text:p>-12.350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9.700001">
                <text:p>-9.7000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12.85001">
                <text:p>-12.850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15.90001">
                <text:p>-15.900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13.70001">
                <text:p>-13.700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699991">
                <text:p>1.6999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550001">
                <text:p>7.5500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.049999">
                <text:p>5.0499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9.45001">
                <text:p>-9.450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19.55">
                <text:p>-19.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8.299999">
                <text:p>-8.2999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12.15001">
                <text:p>-12.150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1.450006">
                <text:p>-1.4500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6.900003">
                <text:p>-6.9000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8.050009">
                <text:p>-8.0500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16.15">
                <text:p>-16.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.549999">
                <text:p>5.5499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12.75001">
                <text:p>-12.750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16.05">
                <text:p>-16.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14.15001">
                <text:p>-14.150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6.150002">
                <text:p>-6.1500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12.00001">
                <text:p>-12.000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11.45001">
                <text:p>-11.450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9.350003">
                <text:p>-9.3500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22.99999">
                <text:p>-22.999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6.55">
                <text:p>-6.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250001">
                <text:p>7.2500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149994">
                <text:p>1.1499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6.050001">
                <text:p>6.0500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9.550008">
                <text:p>-9.5500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21.85">
                <text:p>-21.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6.050001">
                <text:p>6.0500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13.20001">
                <text:p>-13.200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5.950001">
                <text:p>5.9500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649998">
                <text:p>3.6499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13.60001">
                <text:p>-13.600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6.550001">
                <text:p>6.5500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9999943">
                <text:p>0.99999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-21.05">
                <text:p>-21.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6.950001">
                <text:p>6.9500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-9.50001">
                <text:p>-9.500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-16.35">
                <text:p>-16.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10.95">
                <text:p>-10.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550001">
                <text:p>7.5500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6.55">
                <text:p>-6.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12.45001">
                <text:p>-12.450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11.65001">
                <text:p>-11.650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10.85001">
                <text:p>-10.850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.850001">
                <text:p>6.8500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-18.99999">
                <text:p>-18.999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-9.550008">
                <text:p>-9.5500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-11.95">
                <text:p>-11.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11.55001">
                <text:p>-11.550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450001">
                <text:p>8.4500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6.850001">
                <text:p>6.8500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7.55">
                <text:p>-7.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8.700007">
                <text:p>-8.7000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250001">
                <text:p>7.2500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12.35">
                <text:p>-12.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16.25001">
                <text:p>-16.25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-21.55001">
                <text:p>-21.550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5.849999">
                <text:p>5.8499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-8.900008">
                <text:p>-8.9000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-6.850004">
                <text:p>-6.8500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749999">
                <text:p>4.7499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5.850001">
                <text:p>5.8500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-26.00001">
                <text:p>-26.000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-15.45">
                <text:p>-15.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-10.25001">
                <text:p>-10.250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6.950001">
                <text:p>6.9500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-9.450008">
                <text:p>-9.4500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7499981">
                <text:p>0.749998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250001">
                <text:p>7.2500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449999">
                <text:p>4.4499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-24.69999">
                <text:p>-24.699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-18.35">
                <text:p>-18.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.150001">
                <text:p>6.1500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5.950001">
                <text:p>5.95000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-22.39998">
                <text:p>-22.399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849999">
                <text:p>4.8499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450001">
                <text:p>8.4500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.150001">
                <text:p>6.15000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-8.750008">
                <text:p>-8.7500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349998">
                <text:p>1.3499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450001">
                <text:p>8.4500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5.650001">
                <text:p>5.6500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.349998">
                <text:p>5.3499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6.950001">
                <text:p>6.9500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.950001">
                <text:p>6.9500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-13.95001">
                <text:p>-13.950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.349998">
                <text:p>5.3499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5499964">
                <text:p>0.549996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-21.55">
                <text:p>-21.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550001">
                <text:p>7.5500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-7.650002">
                <text:p>-7.65000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-17.20001">
                <text:p>-17.200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6.350001">
                <text:p>6.350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-14.15001">
                <text:p>-14.150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5.950001">
                <text:p>5.9500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550001">
                <text:p>7.5500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-9.400006">
                <text:p>-9.4000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-12.50001">
                <text:p>-12.500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6.850001">
                <text:p>6.8500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5.849999">
                <text:p>5.8499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-4.150002">
                <text:p>-4.1500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650001">
                <text:p>4.650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6.750001">
                <text:p>6.7500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-9.850009">
                <text:p>-9.8500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.050001">
                <text:p>6.0500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6.850001">
                <text:p>6.8500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.150001">
                <text:p>6.1500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-14.15">
                <text:p>-14.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-16.65001">
                <text:p>-16.650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-9.350008">
                <text:p>-9.3500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-20.7">
                <text:p>-20.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-9.500002">
                <text:p>-9.5000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.550001">
                <text:p>6.5500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5.149999">
                <text:p>5.1499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-7.849999">
                <text:p>-7.84999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649999">
                <text:p>4.6499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-16.95001">
                <text:p>-16.95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049999">
                <text:p>4.0499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-9.850006">
                <text:p>-9.8500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-15.80001">
                <text:p>-15.80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-15.65001">
                <text:p>-15.650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.450001">
                <text:p>8.4500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6.950001">
                <text:p>6.9500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-12.95001">
                <text:p>-12.950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-11.15">
                <text:p>-11.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-7.55">
                <text:p>-7.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-14.80001">
                <text:p>-14.800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6.550001">
                <text:p>6.5500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5.650001">
                <text:p>5.6500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650001">
                <text:p>7.65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